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3af7"/>
    </style:style>
    <style:style style:name="P2" style:family="paragraph" style:parent-style-name="Standard">
      <style:text-properties officeooo:paragraph-rsid="00198d48"/>
    </style:style>
    <style:style style:name="P3" style:family="paragraph" style:parent-style-name="Standard">
      <style:text-properties style:font-name="Liberation Serif" fo:font-size="12pt" officeooo:paragraph-rsid="00113af7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52bf" officeooo:paragraph-rsid="001a52b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232596" officeooo:paragraph-rsid="00232596" style:font-size-asian="12pt" style:font-size-complex="12pt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cd" fo:font-size="11.25pt" fo:letter-spacing="normal" fo:font-style="normal" fo:font-weight="normal"/>
    </style:style>
    <style:style style:name="T3" style:family="text">
      <style:text-properties fo:font-variant="normal" fo:text-transform="none" fo:color="#0000cd" style:font-name="Liberation Serif" fo:font-size="11.25pt" fo:letter-spacing="normal" fo:font-style="normal" fo:font-weight="normal"/>
    </style:style>
    <style:style style:name="T4" style:family="text">
      <style:text-properties fo:font-variant="normal" fo:text-transform="none" fo:color="#0000cd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cd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1db359"/>
    </style:style>
    <style:style style:name="T9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0" style:family="text">
      <style:text-properties fo:font-variant="normal" fo:text-transform="none" fo:color="#000000" fo:font-size="11.25pt" fo:letter-spacing="normal" fo:font-style="normal" fo:font-weight="normal"/>
    </style:style>
    <style:style style:name="T11" style:family="text">
      <style:text-properties fo:font-variant="normal" fo:text-transform="none" fo:color="#000000" style:font-name="Liberation Serif" fo:letter-spacing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3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14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weight="normal" style:font-size-asian="12pt" style:font-size-complex="12pt"/>
    </style:style>
    <style:style style:name="T17" style:family="text">
      <style:text-properties fo:color="#000000" style:font-name="Consolas" fo:font-size="11.25pt" fo:letter-spacing="normal" fo:font-weight="normal"/>
    </style:style>
    <style:style style:name="T18" style:family="text">
      <style:text-properties fo:color="#000000" fo:letter-spacing="normal"/>
    </style:style>
    <style:style style:name="T19" style:family="text">
      <style:text-properties fo:color="#000000" fo:letter-spacing="normal" fo:font-weight="normal"/>
    </style:style>
    <style:style style:name="T20" style:family="text">
      <style:text-properties fo:color="#000000" fo:font-size="11.25pt" fo:letter-spacing="normal" fo:font-weight="normal"/>
    </style:style>
    <style:style style:name="T21" style:family="text">
      <style:text-properties fo:color="#000000" style:font-name="Liberation Serif" fo:font-size="11.25pt" fo:letter-spacing="normal" fo:font-weight="normal"/>
    </style:style>
    <style:style style:name="T22" style:family="text">
      <style:text-properties fo:color="#000000" style:font-name="Liberation Serif" fo:letter-spacing="normal"/>
    </style:style>
    <style:style style:name="T23" style:family="text">
      <style:text-properties fo:color="#000000" style:font-name="Liberation Serif" fo:letter-spacing="normal" fo:font-weight="normal"/>
    </style:style>
    <style:style style:name="T24" style:family="text">
      <style:text-properties fo:color="#000000" style:font-name="Liberation Serif" fo:font-size="12pt" fo:letter-spacing="normal" fo:font-weight="normal" style:font-size-asian="12pt" style:font-size-complex="12pt"/>
    </style:style>
    <style:style style:name="T25" style:family="text">
      <style:text-properties fo:color="#000000" style:font-name="Liberation Serif" fo:font-size="12pt" fo:letter-spacing="normal" style:font-size-asian="12pt" style:font-size-complex="12pt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officeooo:rsid="00249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* FROM MedicalRecord;</text:p>
      <text:p text:style-name="Standard"/>
      <text:p text:style-name="Standard">SELECT count(*) as <text:tab/>DistinctCountries</text:p>
      <text:p text:style-name="Standard">FROM(SELECT DISTINCT HCity FROM Hospital);</text:p>
      <text:p text:style-name="Standard"/>
      <text:p text:style-name="Standard">SELECT * FROM Patient<text:tab/><text:tab/><text:tab/><text:tab/>SELECT * FROM Patient</text:p>
      <text:p text:style-name="P1">where Pdiagnosis='AIDS'; <text:s text:c="12"/><text:tab/><text:tab/><text:tab/>where PContact=8989617985;</text:p>
      <text:p text:style-name="P1"/>
      <text:p text:style-name="P1">SELECT * FROM Patient <text:s text:c="27"/></text:p>
      <text:p text:style-name="P1">where PAddress='Vidyanagar Hubli' or Pdiagnosis='cancer';</text:p>
      <text:p text:style-name="P1"/>
      <text:p text:style-name="P1">SELECT * FROM Patient</text:p>
      <text:p text:style-name="P1">where NOT Pdiagnosis='cancer';</text:p>
      <text:p text:style-name="P1"/>
      <text:p text:style-name="P1">SELECT * FROM Patient</text:p>
      <text:p text:style-name="P1">ORDER BY PFirstName, PDiagnosis, Pcontact;</text:p>
      <text:p text:style-name="P1"/>
      <text:p text:style-name="P1">SELECT PFirstName, PLastName, PDiagnosis <text:s/>FROM Patient</text:p>
      <text:p text:style-name="P1">WHERE PLastName IS NULL;</text:p>
      <text:p text:style-name="P1"/>
      <text:p text:style-name="P2"><text:span text:style-name="T5">INSERT</text:span><text:span text:style-name="T15"> </text:span><text:span text:style-name="T5">INTO</text:span><text:span text:style-name="T15"> </text:span><text:span text:style-name="Emphasis"><text:span text:style-name="T24">table_name </text:span></text:span><text:span text:style-name="Emphasis"><text:span text:style-name="T15">(</text:span></text:span><text:span text:style-name="Emphasis"><text:span text:style-name="T24">column1</text:span></text:span><text:span text:style-name="Emphasis"><text:span text:style-name="T15">, </text:span></text:span><text:span text:style-name="Emphasis"><text:span text:style-name="T24">column2</text:span></text:span><text:span text:style-name="Emphasis"><text:span text:style-name="T15">, </text:span></text:span><text:span text:style-name="Emphasis"><text:span text:style-name="T24">column3</text:span></text:span><text:span text:style-name="Emphasis"><text:span text:style-name="T15">, ...)</text:span></text:span><text:span text:style-name="T27"><text:line-break/></text:span><text:span text:style-name="T5">VALUES</text:span><text:span text:style-name="T15"> (</text:span><text:span text:style-name="Emphasis"><text:span text:style-name="T24">value1</text:span></text:span><text:span text:style-name="T15">,</text:span><text:span text:style-name="Emphasis"><text:span text:style-name="T16"> </text:span></text:span><text:span text:style-name="Emphasis"><text:span text:style-name="T24">value2</text:span></text:span><text:span text:style-name="T15">,</text:span><text:span text:style-name="Emphasis"><text:span text:style-name="T16"> </text:span></text:span><text:span text:style-name="Emphasis"><text:span text:style-name="T24">value3</text:span></text:span><text:span text:style-name="T15">, ...);</text:span></text:p>
      <text:p text:style-name="P3"><text:span text:style-name="T7"/></text:p>
      <text:p text:style-name="P3"><text:span text:style-name="T7">UPDATE Nurse</text:span></text:p>
      <text:p text:style-name="P3"><text:span text:style-name="T7">SET NFirstName = 'Yayati mam', NSalary = 50000</text:span></text:p>
      <text:p text:style-name="P3"><text:span text:style-name="T7">WHERE NId = 'N101';</text:span></text:p>
      <text:p text:style-name="P3"><text:span text:style-name="T7"/></text:p>
      <text:p text:style-name="P4"><text:span text:style-name="T7">DELTE FROM tableName</text:span></text:p>
      <text:p text:style-name="P4"><text:span text:style-name="T7">where column = ‘content’;</text:span></text:p>
      <text:p text:style-name="P4"><text:span text:style-name="T7"/></text:p>
      <text:p text:style-name="P4"><text:span text:style-name="T7">SELECT * FROM Patient</text:span></text:p>
      <text:p text:style-name="P4"><text:span text:style-name="T7">LIMIT 3;</text:span></text:p>
      <text:p text:style-name="P4"><text:span text:style-name="T7"/></text:p>
      <text:p text:style-name="P4"><text:span text:style-name="T7">SELECT MIN(PContact) as Minimum</text:span></text:p>
      <text:p text:style-name="P4"><text:span text:style-name="T7">FROM Patient;</text:span></text:p>
      <text:p text:style-name="P4"><text:span text:style-name="T7"/></text:p>
      <text:p text:style-name="P4"><text:span text:style-name="T7">SELECT avg(PContact) as avg</text:span></text:p>
      <text:p text:style-name="P4"><text:span text:style-name="T7">FROM Patient;</text:span></text:p>
      <text:p text:style-name="P4"><text:span text:style-name="T7"/></text:p>
      <text:p text:style-name="P4"><text:span text:style-name="T7">SELECT count PAddress</text:span></text:p>
      <text:p text:style-name="P4"><text:span text:style-name="T7">FROM Patient;</text:span></text:p>
      <text:p text:style-name="P4"><text:span text:style-name="T7">WHERE PAddress <text:s/>= 'Vidyanagar Hubli'; <text:s text:c="7"/>//</text:span><text:span text:style-name="T8">doubt</text:span></text:p>
      <text:p text:style-name="P4"><text:span text:style-name="T8"/></text:p>
      <text:p text:style-name="P4"><text:span text:style-name="T8">SELECT PFirstName, PContact </text:span></text:p>
      <text:p text:style-name="P4"><text:span text:style-name="T8">FROM Patient</text:span></text:p>
      <text:p text:style-name="P4"><text:span text:style-name="T8">WHERE PFirstName like 'A%';</text:span></text:p>
      <text:p text:style-name="P4"><text:span text:style-name="T8"/></text:p>
      <text:p text:style-name="P4"><text:span text:style-name="T8">SELECT <text:s/>*</text:span></text:p>
      <text:p text:style-name="P4"><text:span text:style-name="T8">FROM Patient</text:span></text:p>
      <text:p text:style-name="P4"><text:span text:style-name="T8">WHERE PFirstName IN ('Ankit', 'Kapil');</text:span></text:p>
      <text:p text:style-name="P4"><text:span text:style-name="T8"/></text:p>
      <text:p text:style-name="P4"/>
      <text:p text:style-name="P4"><text:soft-page-break/>SELECT <text:s/>*</text:p>
      <text:p text:style-name="P4">FROM Patient</text:p>
      <text:p text:style-name="P4">WHERE PFirstName IN (SELECT DFirstName FROM Doctor);</text:p>
      <text:p text:style-name="P4"/>
      <text:p text:style-name="P4">SELECT <text:s/>* FROM Patient</text:p>
      <text:p text:style-name="P4">WHERE PFirstName BETWEEN 'Ankit' AND 'Som'</text:p>
      <text:p text:style-name="P4">ORDER BY PfirstName;</text:p>
      <text:p text:style-name="P4"/>
      <text:p text:style-name="P4">SELECT <text:s/>* FROM Patient CROSS JOIN Doctor;</text:p>
      <text:p text:style-name="P4"/>
      <text:p text:style-name="P4">SELECT <text:s/>* FROM Patient INNER JOIN Doctor WHERE Patient.PFirstName = Doctor.DFirstName;</text:p>
      <text:p text:style-name="P4"/>
      <text:p text:style-name="P4">SELECT <text:s/>* FROM Patient NATURAL JOIN MedicalRecord;</text:p>
      <text:p text:style-name="P4"/>
      <text:p text:style-name="P4">SELECT * FROM Patient p1 join Patient p2 on p1.PId = p2.PId;</text:p>
      <text:p text:style-name="P4"/>
      <text:p text:style-name="P5">Right and Full outer join not supported</text:p>
      <text:p text:style-name="P5"/>
      <text:p text:style-name="P4">SELECT <text:s/>* FROM Patient LEFT OUTER JOIN Doctor ON (Patient.PId = Doctor.Did);</text:p>
      <text:p text:style-name="P4"/>
      <text:p text:style-name="P4">SELECT <text:s/>PFirstName FROM Patient</text:p>
      <text:p text:style-name="P4">UNION</text:p>
      <text:p text:style-name="P4">SELECT NSalary FROM Nurse;</text:p>
      <text:p text:style-name="P4"/>
      <text:p text:style-name="P4">SELECT count(PContact) as np, PAddress</text:p>
      <text:p text:style-name="P4">FROM Patient</text:p>
      <text:p text:style-name="P4">GROUP BY Paddress;</text:p>
      <text:p text:style-name="P4"/>
      <text:p text:style-name="P4">SELECT count(PContact) as np, PAddress</text:p>
      <text:p text:style-name="P4">FROM Patient</text:p>
      <text:p text:style-name="P4">GROUP BY PAddress</text:p>
      <text:p text:style-name="P4">ORDER by PAddress DESC;</text:p>
      <text:p text:style-name="P4"/>
      <text:p text:style-name="P4">SELECT count(PContact) as np, PAddress</text:p>
      <text:p text:style-name="P4">FROM Patient</text:p>
      <text:p text:style-name="P4">GROUP BY PAddress</text:p>
      <text:p text:style-name="P4">HAVING PAddress='Vidyanagar Hubli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1.3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0:51:40.694573265</meta:creation-date>
    <dc:date>2019-12-02T09:31:21.552795047</dc:date>
    <meta:editing-duration>PT5H6M48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2" meta:paragraph-count="60" meta:word-count="266" meta:character-count="1889" meta:non-whitespace-character-count="1618"/>
  </office:meta>
</office:document-meta>
</file>